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SUM([.G3];[.G32];[.G61])" office:value-type="float" office:value="112400" calcext:value-type="float">
            <text:p>1124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[.K29]-60000" office:value-type="float" office:value="120000" calcext:value-type="float">
            <text:p>120000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7600" calcext:value-type="float">
            <text:p>76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table:formula="of:=SUM([.H4:.H28])" office:value-type="float" office:value="40257.1428571429" calcext:value-type="float">
            <text:p>40257.1428571429</text:p>
          </table:table-cell>
          <table:table-cell table:style-name="ce16"/>
          <table:table-cell table:style-name="ce2" table:formula="of:=SUM([.J3:.J28])" office:value-type="float" office:value="187600" calcext:value-type="float">
            <text:p>187600</text:p>
          </table:table-cell>
          <table:table-cell table:style-name="ce2" table:formula="of:=SUM([.K23:.K28])" office:value-type="float" office:value="180000" calcext:value-type="float">
            <text:p>18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55:.F55])" office:value-type="float" office:value="1882.25296442688" calcext:value-type="float">
            <text:p>1882.2529644269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" table:formula="of:=SUM([.H33:.H57])" office:value-type="float" office:value="41296.837944664" calcext:value-type="float">
            <text:p>41296.837944664</text:p>
          </table:table-cell>
          <table:table-cell table:style-name="ce16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table:number-columns-repeated="2"/>
          <table:table-cell table:style-name="ce2" table:formula="of:=SUM([.B61:.F61])" office:value-type="float" office:value="31200" calcext:value-type="float">
            <text:p>312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E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B84];[.C84];[.D84];[.F84])" office:value-type="float" office:value="1436.79653679654" calcext:value-type="float">
            <text:p>1436.796536796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D84])" office:value-type="float" office:value="1436.79653679654" calcext:value-type="float">
            <text:p>1436.796536796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84:.F84])" office:value-type="float" office:value="1436.79653679654" calcext:value-type="float">
            <text:p>1436.7965367965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36.79653679654" calcext:value-type="float">
            <text:p>1436.7965367965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)" office:value-type="float" office:value="377.272727272727" calcext:value-type="float">
            <text:p>377.2727272727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2" table:formula="of:=SUM([.H62:.H86])" office:value-type="float" office:value="31200" calcext:value-type="float">
            <text:p>31200</text:p>
          </table:table-cell>
          <table:table-cell table:style-name="ce1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0:16:36.270772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6T10:51:41.403217344</dc:date>
    <meta:editing-duration>P10DT23H9M48S</meta:editing-duration>
    <meta:editing-cycles>3360</meta:editing-cycles>
    <meta:generator>LibreOffice/4.2.8.2$Linux_X86_64 LibreOffice_project/420m0$Build-2</meta:generator>
    <meta:document-statistic meta:table-count="20" meta:cell-count="9287" meta:object-count="0"/>
  </office:meta>
</office:document-meta>
</file>